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00" draw:textarea-horizontal-align="justify" draw:textarea-vertical-align="middle" draw:auto-grow-height="false" fo:min-height="1.014cm" fo:min-width="2.67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="solid" draw:fill-color="#ffe4e1" draw:textarea-horizontal-align="justify" draw:textarea-vertical-align="middle" draw:auto-grow-height="false" fo:min-height="1.156cm" fo:min-width="2.674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="solid" draw:fill-color="#d3d3d3" draw:textarea-horizontal-align="justify" draw:textarea-vertical-align="middle" draw:auto-grow-height="false" fo:min-height="1.298cm" fo:min-width="3.66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="solid" draw:fill-color="#ffc0cb" draw:textarea-horizontal-align="justify" draw:textarea-vertical-align="middle" draw:auto-grow-height="false" fo:min-height="0.944cm" fo:min-width="2.886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solid" draw:fill-color="#dda0dd" draw:textarea-horizontal-align="justify" draw:textarea-vertical-align="middle" draw:auto-grow-height="false" fo:min-height="2.004cm" fo:min-width="4.51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solid" draw:fill-color="#9acd32" draw:textarea-horizontal-align="justify" draw:textarea-vertical-align="middle" draw:auto-grow-height="false" fo:min-height="1.014cm" fo:min-width="2.674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fill="solid" draw:fill-color="#eee8aa" draw:textarea-horizontal-align="justify" draw:textarea-vertical-align="middle" draw:auto-grow-height="false" fo:min-height="1.156cm" fo:min-width="2.674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draw:marker-start-width="0.321cm" draw:marker-end-width="0.321cm" draw:fill="solid" draw:fill-color="#e0ffff" draw:textarea-horizontal-align="justify" draw:textarea-vertical-align="middle" draw:auto-grow-height="false" fo:min-height="1.156cm" fo:min-width="2.674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draw:marker-start-width="0.321cm" draw:marker-end-width="0.321cm" draw:fill="solid" draw:fill-color="#ffe4c4" draw:textarea-horizontal-align="justify" draw:textarea-vertical-align="middle" draw:auto-grow-height="false" fo:min-height="1.298cm" fo:min-width="3.45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draw:marker-start-width="0.321cm" draw:marker-end-width="0.321cm" draw:fill="solid" draw:fill-color="#ffe4e1" draw:textarea-horizontal-align="justify" draw:textarea-vertical-align="middle" draw:auto-grow-height="false" fo:min-height="1.156cm" fo:min-width="2.814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6666ff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solid" draw:fill-color="#ffe4e1"/>
      <style:paragraph-properties fo:text-align="center"/>
    </style:style>
    <style:style style:name="P4" style:family="paragraph">
      <loext:graphic-properties draw:fill="solid" draw:fill-color="#d3d3d3"/>
      <style:paragraph-properties fo:text-align="center"/>
    </style:style>
    <style:style style:name="P5" style:family="paragraph">
      <loext:graphic-properties draw:fill="solid" draw:fill-color="#ffc0cb"/>
      <style:paragraph-properties fo:text-align="center"/>
    </style:style>
    <style:style style:name="P6" style:family="paragraph">
      <loext:graphic-properties draw:fill="solid" draw:fill-color="#dda0dd"/>
      <style:paragraph-properties fo:text-align="center"/>
    </style:style>
    <style:style style:name="P7" style:family="paragraph">
      <loext:graphic-properties draw:fill="solid" draw:fill-color="#9acd32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ee8aa"/>
      <style:paragraph-properties fo:text-align="center"/>
    </style:style>
    <style:style style:name="P10" style:family="paragraph">
      <loext:graphic-properties draw:fill="solid" draw:fill-color="#e0ffff"/>
      <style:paragraph-properties fo:text-align="center"/>
    </style:style>
    <style:style style:name="P11" style:family="paragraph">
      <loext:graphic-properties draw:fill="solid" draw:fill-color="#ffe4c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6cm" svg:height="1.9cm" svg:x="7.5cm" svg:y="8.3cm">
          <text:p text:style-name="P1">Subscript</text:p>
          <text:p text:style-name="P1">No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4.6cm" svg:height="2.1cm" svg:x="1.5cm" svg:y="11.2cm">
          <text:p text:style-name="P1">Matrix</text:p>
          <text:p text:style-name="P1">Algeb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6cm" svg:height="2.3cm" svg:x="1.8cm" svg:y="17.4cm">
          <text:p text:style-name="P1">Coordinate</text:p>
          <text:p text:style-name="P1">Transform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4.9cm" svg:height="1.8cm" svg:x="17.2cm" svg:y="11cm">
          <text:p text:style-name="P1">Symmetry</text:p>
          <text:p text:style-name="P1">Oper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7.2cm" svg:height="3.3cm" svg:x="21.3cm" svg:y="1.1cm">
          <text:p text:style-name="P1">Components of a </text:p>
          <text:p text:style-name="P1">Tensor property </text:p>
          <text:p text:style-name="P1">of a crys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4.6cm" svg:height="1.9cm" svg:x="14.3cm" svg:y="8.3cm">
          <text:p text:style-name="P1">Tensor</text:p>
          <text:p text:style-name="P1">Defin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curve" svg:x1="12.566cm" svg:y1="14.036cm" svg:x2="19.65cm" svg:y2="12.8cm" draw:start-shape="id1" draw:start-glue-point="11" draw:end-shape="id2" draw:end-glue-point="8" svg:d="M12566 14036c0-1315 2735-877 2735-786 0 92 4349 363 4349-450" svg:viewBox="0 0 7085 1237">
          <text:p/>
        </draw:connector>
        <draw:connector draw:style-name="gr7" draw:text-style-name="P8" draw:layer="layout" draw:type="curve" svg:x1="19.65cm" svg:y1="11cm" svg:x2="23.4cm" svg:y2="8.1cm" draw:start-shape="id2" draw:end-shape="id3" svg:d="M19650 11000c0-2173 3750-724 3750-2900" svg:viewBox="0 0 3751 2901">
          <text:p/>
        </draw:connector>
        <draw:connector draw:style-name="gr7" draw:text-style-name="P8" draw:layer="layout" draw:type="curve" svg:x1="12.566cm" svg:y1="14.036cm" svg:x2="16.6cm" svg:y2="10.2cm" draw:start-shape="id1" draw:start-glue-point="11" draw:end-shape="id4" draw:end-glue-point="8" svg:d="M12566 14036c0-3127 4034-1210 4034-3836" svg:viewBox="0 0 4035 3837">
          <text:p/>
        </draw:connector>
        <draw:connector draw:style-name="gr7" draw:text-style-name="P8" draw:layer="layout" draw:type="curve" svg:x1="18.9cm" svg:y1="9.25cm" svg:x2="23.4cm" svg:y2="8.1cm" draw:start-shape="id4" draw:start-glue-point="10" draw:end-shape="id3" draw:end-glue-point="8" svg:d="M18900 9250c3000 0 4500-383 4500-1150" svg:viewBox="0 0 4501 1151">
          <text:p/>
        </draw:connector>
        <draw:custom-shape draw:style-name="gr8" draw:text-style-name="P9" xml:id="id6" draw:id="id6" draw:layer="layout" svg:width="4.6cm" svg:height="2.1cm" svg:x="1.4cm" svg:y="6.3cm">
          <text:p text:style-name="P1">Vector</text:p>
          <text:p text:style-name="P1">Algeb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7" draw:id="id7" draw:layer="layout" svg:width="4.6cm" svg:height="2.1cm" svg:x="1.4cm" svg:y="1.5cm">
          <text:p text:style-name="P1">Vector</text:p>
          <text:p text:style-name="P1">Ident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curve" svg:x1="7.5cm" svg:y1="9.25cm" svg:x2="3.7cm" svg:y2="8.4cm" draw:start-shape="id5" draw:start-glue-point="6" draw:end-shape="id6" draw:end-glue-point="8" svg:d="M7500 9250c-2534 0-3800-283-3800-850" svg:viewBox="0 0 3801 851">
          <text:p/>
        </draw:connector>
        <draw:connector draw:style-name="gr7" draw:text-style-name="P8" draw:layer="layout" draw:type="curve" svg:x1="3.7cm" svg:y1="6.3cm" svg:x2="3.7cm" svg:y2="3.6cm" draw:start-shape="id6" draw:start-glue-point="4" draw:end-shape="id7" draw:end-glue-point="8" svg:d="M3700 6300v-2700" svg:viewBox="0 0 1 2701">
          <text:p/>
        </draw:connector>
        <draw:custom-shape draw:style-name="gr10" draw:text-style-name="P11" xml:id="id1" draw:id="id1" draw:layer="layout" svg:width="5.7cm" svg:height="2.3cm" svg:x="7.7cm" svg:y="13.7cm">
          <text:p text:style-name="P1">Transformation</text:p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curve" svg:x1="4.8cm" svg:y1="17.4cm" svg:x2="8.534cm" svg:y2="15.664cm" draw:start-shape="id8" draw:start-glue-point="4" draw:end-shape="id1" draw:end-glue-point="7" svg:d="M4800 17400c0-1048 3734-181 3734-1736" svg:viewBox="0 0 3735 1737">
          <text:p/>
        </draw:connector>
        <draw:custom-shape draw:style-name="gr11" draw:text-style-name="P3" xml:id="id3" draw:id="id3" draw:layer="layout" svg:width="4.8cm" svg:height="2.1cm" svg:x="21cm" svg:y="6cm">
          <text:p text:style-name="P1">Neumann</text:p>
          <text:p text:style-name="P1">Princi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curve" svg:x1="23.4cm" svg:y1="6cm" svg:x2="24.9cm" svg:y2="4.4cm" draw:start-shape="id3" draw:start-glue-point="4" draw:end-shape="id9" draw:end-glue-point="8" svg:d="M23400 6000c0-1198 1500-399 1500-1600" svg:viewBox="0 0 1501 1601">
          <text:p/>
        </draw:connector>
        <draw:connector draw:style-name="gr12" draw:text-style-name="P8" draw:layer="layout" draw:type="curve" svg:x1="14.3cm" svg:y1="9.25cm" svg:x2="12.1cm" svg:y2="9.25cm" draw:start-shape="id4" draw:start-glue-point="6" draw:end-shape="id5" draw:end-glue-point="10" svg:d="M14300 9250h-2200" svg:viewBox="0 0 2201 1">
          <text:p/>
        </draw:connector>
        <draw:connector draw:style-name="gr13" draw:text-style-name="P8" draw:layer="layout" draw:type="curve" svg:x1="7.7cm" svg:y1="14.85cm" svg:x2="5.427cm" svg:y2="12.993cm" draw:start-shape="id1" draw:start-glue-point="6" draw:end-shape="id10" draw:end-glue-point="9" svg:d="M7700 14850c-1516 0-2273-619-2273-1857" svg:viewBox="0 0 2274 1858">
          <text:p/>
        </draw:connector>
        <draw:connector draw:style-name="gr7" draw:text-style-name="P8" draw:layer="layout" draw:type="curve" svg:x1="8.173cm" svg:y1="9.922cm" svg:x2="6.1cm" svg:y2="12.25cm" draw:start-shape="id5" draw:start-glue-point="7" draw:end-shape="id10" draw:end-glue-point="10" svg:d="M8173 9922c0 1552-691 2328-2073 2328" svg:viewBox="0 0 2074 232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1-15T23:02:46.420215678</meta:creation-date>
    <dc:date>2025-01-29T12:41:17.517865490</dc:date>
    <meta:editing-duration>PT22M21S</meta:editing-duration>
    <meta:editing-cycles>8</meta:editing-cycles>
    <meta:generator>LibreOffice/7.3.7.2$Linux_X86_64 LibreOffice_project/30$Build-2</meta:generator>
    <meta:document-statistic meta:object-count="21"/>
  </office:meta>
</office:document-meta>
</file>